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8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8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8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8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8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8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9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8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8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8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8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8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8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2" draw:text-style-name="P6" draw:layer="layout" svg:width="3.22cm" svg:height="1.119cm" svg:x="21.827cm" svg:y="17.563cm">
          <draw:text-box>
            <text:p text:style-name="P4"><text:span text:style-name="T7">0011</text:span></text:p>
          </draw:text-box>
        </draw:frame>
        <draw:frame draw:style-name="gr11" draw:text-style-name="P6" draw:layer="layout" svg:width="0.705cm" svg:height="1.119cm" svg:x="21.175cm" svg:y="18.144cm">
          <draw:text-box>
            <text:p text:style-name="P4"><text:span text:style-name="T8">|</text:span></text:p>
          </draw:text-box>
        </draw:frame>
        <draw:frame draw:style-name="gr12" draw:text-style-name="P6" draw:layer="layout" svg:width="3.22cm" svg:height="1.119cm" svg:x="21.858cm" svg:y="18.5cm">
          <draw:text-box>
            <text:p text:style-name="P4"><text:span text:style-name="T7">0100</text:span></text:p>
          </draw:text-box>
        </draw:frame>
        <draw:line draw:style-name="gr13" draw:text-style-name="P1" draw:layer="layout" svg:x1="21.245cm" svg:y1="19.669cm" svg:x2="24.53cm" svg:y2="19.669cm">
          <text:p/>
        </draw:line>
        <draw:frame draw:style-name="gr12" draw:text-style-name="P6" draw:layer="layout" svg:width="3.22cm" svg:height="1.119cm" svg:x="21.858cm" svg:y="19.601cm">
          <draw:text-box>
            <text:p text:style-name="P4"><text:span text:style-name="T7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7:15.891661667</dc:date>
    <dc:creator>elucterio </dc:creator>
    <meta:editing-duration>P1DT1H32M54S</meta:editing-duration>
    <meta:editing-cycles>51</meta:editing-cycles>
    <meta:generator>LibreOffice/4.2.8.2$Linux_X86_64 LibreOffice_project/420m0$Build-2</meta:generator>
    <meta:document-statistic meta:object-count="80"/>
  </office:meta>
</office:document-meta>
</file>